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áboa2" style:family="table">
      <style:table-properties style:width="26.548cm" fo:margin-left="-0.123cm" table:align="left" style:writing-mode="lr-tb"/>
    </style:style>
    <style:style style:name="Táboa2.A" style:family="table-column">
      <style:table-column-properties style:column-width="5.309cm"/>
    </style:style>
    <style:style style:name="Táboa2.C" style:family="table-column">
      <style:table-column-properties style:column-width="4.662cm"/>
    </style:style>
    <style:style style:name="Táboa2.D" style:family="table-column">
      <style:table-column-properties style:column-width="3.838cm"/>
    </style:style>
    <style:style style:name="Táboa2.E" style:family="table-column">
      <style:table-column-properties style:column-width="7.43cm"/>
    </style:style>
    <style:style style:name="Táboa2.1" style:family="table-row">
      <style:table-row-properties style:min-row-height="1.055cm" fo:keep-together="auto"/>
    </style:style>
    <style:style style:name="Táboa2.A1" style:family="table-cell">
      <style:table-cell-properties style:border-line-width-right="0.002cm 0.035cm 0.002cm" style:border-line-width-bottom="0.002cm 0.035cm 0.002cm" fo:padding-left="0.123cm" fo:padding-right="0.123cm" fo:padding-top="0cm" fo:padding-bottom="0cm" fo:border-left="none" fo:border-right="1.1pt double #00000a" fo:border-top="none" fo:border-bottom="1.1pt double #00000a"/>
    </style:style>
    <style:style style:name="Táboa2.B1" style:family="table-cell">
      <style:table-cell-properties style:border-line-width="0.002cm 0.035cm 0.002cm" fo:padding-left="0.123cm" fo:padding-right="0.123cm" fo:padding-top="0cm" fo:padding-bottom="0cm" fo:border="1.1pt double #00000a"/>
    </style:style>
    <style:style style:name="Táboa2.2" style:family="table-row">
      <style:table-row-properties style:min-row-height="0.639cm" fo:keep-together="auto"/>
    </style:style>
    <style:style style:name="Táboa2.A2" style:family="table-cell">
      <style:table-cell-properties style:border-line-width-left="0.002cm 0.035cm 0.002cm" style:border-line-width-right="0.002cm 0.035cm 0.002cm" style:border-line-width-top="0.002cm 0.035cm 0.002cm" fo:padding-left="0.123cm" fo:padding-right="0.123cm" fo:padding-top="0cm" fo:padding-bottom="0cm" fo:border-left="1.1pt double #00000a" fo:border-right="1.1pt double #00000a" fo:border-top="1.1pt double #00000a" fo:border-bottom="0.5pt solid #00000a"/>
    </style:style>
    <style:style style:name="Táboa2.B2" style:family="table-cell">
      <style:table-cell-properties style:border-line-width-right="0.002cm 0.035cm 0.002cm" style:border-line-width-top="0.002cm 0.035cm 0.002cm" fo:padding-left="0.123cm" fo:padding-right="0.123cm" fo:padding-top="0cm" fo:padding-bottom="0cm" fo:border-left="0.5pt solid #00000a" fo:border-right="1.1pt double #00000a" fo:border-top="1.1pt double #00000a" fo:border-bottom="0.5pt solid #00000a"/>
    </style:style>
    <style:style style:name="Táboa2.A3" style:family="table-cell">
      <style:table-cell-properties style:border-line-width-left="0.002cm 0.035cm 0.002cm" style:border-line-width-right="0.002cm 0.035cm 0.002cm" fo:padding-left="0.123cm" fo:padding-right="0.123cm" fo:padding-top="0cm" fo:padding-bottom="0cm" fo:border-left="1.1pt double #00000a" fo:border-right="1.1pt double #00000a" fo:border-top="0.5pt solid #00000a" fo:border-bottom="0.5pt solid #00000a"/>
    </style:style>
    <style:style style:name="Táboa2.B3" style:family="table-cell">
      <style:table-cell-properties style:border-line-width-right="0.002cm 0.035cm 0.002cm" fo:padding-left="0.123cm" fo:padding-right="0.123cm" fo:padding-top="0cm" fo:padding-bottom="0cm" fo:border-left="0.5pt solid #00000a" fo:border-right="1.1pt double #00000a" fo:border-top="0.5pt solid #00000a" fo:border-bottom="0.5pt solid #00000a"/>
    </style:style>
    <style:style style:name="P1" style:family="paragraph" style:parent-style-name="Header" style:master-page-name="">
      <style:paragraph-properties style:page-number="auto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text-properties fo:language="gl" fo:country="ES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2" style:family="paragraph" style:parent-style-name="Standard">
      <style:paragraph-properties fo:margin-left="1.249cm" fo:margin-right="0cm" fo:text-indent="0cm" style:auto-text-indent="false"/>
    </style:style>
    <style:style style:name="P1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left="1.251cm" fo:margin-right="0cm" fo:text-indent="-1.27cm" style:auto-text-indent="false">
        <style:tab-stops/>
      </style:paragraph-properties>
    </style:style>
    <style:style style:name="P17" style:family="paragraph" style:parent-style-name="Standard" style:master-page-name="Converted5">
      <style:paragraph-properties style:page-number="auto"/>
      <style:text-properties fo:font-weight="bold" style:font-weight-asian="bold"/>
    </style:style>
    <style:style style:name="P18" style:family="paragraph" style:parent-style-name="Standard" style:master-page-name="Converted7">
      <style:paragraph-properties fo:margin-top="0cm" fo:margin-bottom="0cm" style:contextual-spacing="false" fo:text-align="start" style:justify-single-word="false" style:page-number="auto"/>
      <style:text-properties fo:language="es" fo:country="ES"/>
    </style:style>
    <style:style style:name="P19" style:family="paragraph" style:parent-style-name="Standard" style:master-page-name="Converted9">
      <style:paragraph-properties style:page-number="auto"/>
    </style:style>
    <style:style style:name="P20" style:family="paragraph" style:parent-style-name="Heading_20_1" style:list-style-name="WWNum2"/>
    <style:style style:name="P21" style:family="paragraph" style:parent-style-name="Heading_20_1" style:list-style-name="WWNum2">
      <style:paragraph-properties fo:break-before="page"/>
    </style:style>
    <style:style style:name="P22" style:family="paragraph" style:parent-style-name="Heading_20_2" style:list-style-name="WWNum2">
      <style:text-properties fo:language="es" fo:country="ES"/>
    </style:style>
    <style:style style:name="P23" style:family="paragraph" style:parent-style-name="Heading_20_3" style:list-style-name="WWNum2">
      <style:paragraph-properties fo:margin-left="2.519cm" fo:margin-right="0cm" fo:text-indent="0cm" style:auto-text-indent="false">
        <style:tab-stops/>
      </style:paragraph-properties>
    </style:style>
    <style:style style:name="P24" style:family="paragraph" style:parent-style-name="Heading_20_3" style:list-style-name="WWNum2">
      <style:paragraph-properties fo:margin-left="3.752cm" fo:margin-right="0cm" fo:text-indent="-1.27cm" style:auto-text-indent="false">
        <style:tab-stops/>
      </style:paragraph-properties>
    </style:style>
    <style:style style:name="P25" style:family="paragraph" style:parent-style-name="Heading_20_8">
      <style:paragraph-properties fo:line-height="150%"/>
    </style:style>
    <style:style style:name="P26" style:family="paragraph" style:parent-style-name="Heading_20_9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a"/>
    </style:style>
    <style:style style:name="P27" style:family="paragraph" style:parent-style-name="List_20_Paragraph" style:list-style-name="WWNum26">
      <style:text-properties officeooo:paragraph-rsid="001f3d9e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T1" style:family="text">
      <style:text-properties officeooo:rsid="001d684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9">TÍTULO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utor/es: <text:s/><text:span text:style-name="T1">Rubén Moya Silva</text:span></text:p>
      <text:p text:style-name="P5">Fecha: <text:s/></text:p>
      <text:p text:style-name="P2"/>
      <text:p text:style-name="Standard"/>
      <text:p text:style-name="P17"/>
      <text:h text:style-name="P25" text:outline-level="8">ÍNDICE</text:h>
      <text:p text:style-name="P8"/>
      <text:h text:style-name="Contents_20_Heading" text:outline-level="1"><text:bookmark-start text:name="__RefHeading__6765_2140107228"/>Contido<text:bookmark-end text:name="__RefHeading__6765_2140107228"/></text:h>
      <text:table-of-content text:style-name="Sect1" text:protected="true" text:name="Táboa de contido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6765_2140107228" text:style-name="Internet_20_link" text:visited-style-name="Visited_20_Internet_20_Link">Contido<text:tab/>2</text:a></text:p>
          <text:p text:style-name="P13"><text:a xlink:type="simple" xlink:href="#__RefHeading__6767_2140107228" text:style-name="Internet_20_link" text:visited-style-name="Visited_20_Internet_20_Link">1Introducción<text:tab/>3</text:a></text:p>
          <text:p text:style-name="P13"><text:a xlink:type="simple" xlink:href="#__RefHeading__6769_2140107228" text:style-name="Internet_20_link" text:visited-style-name="Visited_20_Internet_20_Link">2origen y contextualización del proyecto<text:tab/>3</text:a></text:p>
          <text:p text:style-name="P13"><text:a xlink:type="simple" xlink:href="#__RefHeading__6771_2140107228" text:style-name="Internet_20_link" text:visited-style-name="Visited_20_Internet_20_Link">3objetivo general del proyecto<text:tab/>3</text:a></text:p>
          <text:p text:style-name="P13"><text:a xlink:type="simple" xlink:href="#__RefHeading__6773_2140107228" text:style-name="Internet_20_link" text:visited-style-name="Visited_20_Internet_20_Link">4Objetivos específicos<text:tab/>3</text:a></text:p>
          <text:p text:style-name="P13"><text:a xlink:type="simple" xlink:href="#__RefHeading__6775_2140107228" text:style-name="Internet_20_link" text:visited-style-name="Visited_20_Internet_20_Link">5tareas<text:tab/>3</text:a></text:p>
          <text:p text:style-name="P14"><text:a xlink:type="simple" xlink:href="#__RefHeading__7513_63734795" text:style-name="Internet_20_link" text:visited-style-name="Visited_20_Internet_20_Link">5.1Tarea 1<text:tab/>3</text:a></text:p>
          <text:p text:style-name="P15"><text:a xlink:type="simple" xlink:href="#__RefHeading__6779_2140107228" text:style-name="Internet_20_link" text:visited-style-name="Visited_20_Internet_20_Link">5.1.1Tarea 1.1<text:tab/>3</text:a></text:p>
          <text:p text:style-name="P15"><text:a xlink:type="simple" xlink:href="#__RefHeading__6781_2140107228" text:style-name="Internet_20_link" text:visited-style-name="Visited_20_Internet_20_Link">5.1.2Tarea 1.2<text:tab/>3</text:a></text:p>
          <text:p text:style-name="P15"><text:a xlink:type="simple" xlink:href="#__RefHeading__6783_2140107228" text:style-name="Internet_20_link" text:visited-style-name="Visited_20_Internet_20_Link">5.1.3Tarea 1.3<text:tab/>3</text:a></text:p>
          <text:p text:style-name="P14"><text:a xlink:type="simple" xlink:href="#__RefHeading__7515_63734795" text:style-name="Internet_20_link" text:visited-style-name="Visited_20_Internet_20_Link">5.2Tarea 2<text:tab/>3</text:a></text:p>
          <text:p text:style-name="P15"><text:a xlink:type="simple" xlink:href="#__RefHeading__6779_21401072281" text:style-name="Internet_20_link" text:visited-style-name="Visited_20_Internet_20_Link">5.2.1Tarea 2.1<text:tab/>3</text:a></text:p>
          <text:p text:style-name="P15"><text:a xlink:type="simple" xlink:href="#__RefHeading__6781_21401072281" text:style-name="Internet_20_link" text:visited-style-name="Visited_20_Internet_20_Link">5.2.2Tarea 2.2<text:tab/>3</text:a></text:p>
          <text:p text:style-name="P15"><text:a xlink:type="simple" xlink:href="#__RefHeading__7517_63734795" text:style-name="Internet_20_link" text:visited-style-name="Visited_20_Internet_20_Link">5.2.3Tarea 2.3<text:tab/>3</text:a></text:p>
          <text:p text:style-name="P13"><text:a xlink:type="simple" xlink:href="#__RefHeading__6885_2140107228" text:style-name="Internet_20_link" text:visited-style-name="Visited_20_Internet_20_Link">6Recursos humanos<text:tab/>5</text:a></text:p>
          <text:p text:style-name="P13"><text:a xlink:type="simple" xlink:href="#__RefHeading__6887_2140107228" text:style-name="Internet_20_link" text:visited-style-name="Visited_20_Internet_20_Link">7RECURSOS MATERIALES<text:tab/>5</text:a></text:p>
          <text:p text:style-name="P13"><text:a xlink:type="simple" xlink:href="#__RefHeading__6889_2140107228" text:style-name="Internet_20_link" text:visited-style-name="Visited_20_Internet_20_Link">8cronograma<text:tab/>5</text:a></text:p>
          <text:p text:style-name="P13"><text:a xlink:type="simple" xlink:href="#__RefHeading__6891_2140107228" text:style-name="Internet_20_link" text:visited-style-name="Visited_20_Internet_20_Link">9PRESUPUESTO<text:tab/>5</text:a></text:p>
          <text:p text:style-name="P13"><text:a xlink:type="simple" xlink:href="#__RefHeading__6893_2140107228" text:style-name="Internet_20_link" text:visited-style-name="Visited_20_Internet_20_Link">10Política de seguimiento y evaluación<text:tab/>5</text:a></text:p>
        </text:index-body>
      </text:table-of-content>
      <text:p text:style-name="P9"/>
      <text:list text:style-name="WWNum2">
        <text:list-item>
          <text:h text:style-name="P21" text:outline-level="1"><text:bookmark-start text:name="_Toc311280493"/><text:bookmark-start text:name="__RefHeading__6767_2140107228"/>Introducción<text:bookmark-end text:name="_Toc311280493"/><text:bookmark-end text:name="__RefHeading__6767_2140107228"/></text:h>
        </text:list-item>
      </text:list>
      <text:p text:style-name="Standard">El presente proyecto consiste en el desarrollo de una plataforma de tutorías en línea que conecte a estudiantes y tutores de forma rápida, sencilla y eficiente. A través de la plataforma, los estudiantes podrán encontrar tutores especializados en diversas materias, consultar su disponibilidad, agendar sesiones y recibir clases a distancia. Los tutores, por su parte, tendrán la oportunidad de gestionar sus perfiles, horarios y ofrecer sus servicios a una amplia audiencia. El proyecto busca facilitar el acceso a la educación personalizada, permitiendo a los usuarios recibir tutorías desde cualquier lugar, en horarios flexibles. </text:p>
      <text:list text:continue-numbering="true" text:style-name="WWNum2">
        <text:list-item>
          <text:h text:style-name="P20" text:outline-level="1"><text:bookmark-start text:name="_Toc311280494"/><text:bookmark-start text:name="__RefHeading__6769_2140107228"/>origen y contextualización del proyecto<text:bookmark-end text:name="_Toc311280494"/><text:bookmark-end text:name="__RefHeading__6769_2140107228"/></text:h>
        </text:list-item>
      </text:list>
      <text:p text:style-name="Text_20_body">En la actualidad, la educación ha experimentado un notable cambio hacia modalidades digitales, especialmente con el auge de plataformas en línea que ofrecen educación a distancia. Muchos estudiantes requieren apoyo adicional en determinadas materias, y, por otro lado, muchos profesionales están interesados en ofrecer sus conocimientos a través de plataformas digitales.</text:p>
      <text:p text:style-name="Text_20_body">La plataforma de tutorías en línea surge como una respuesta a esta demanda. Se concibe como una solución que conecta a estudiantes y tutores de manera eficiente, ofreciendo un entorno seguro y accesible donde los usuarios pueden gestionar sus tutorías de manera autónoma. El proyecto también responde a la necesidad de una educación más personalizada, donde cada estudiante puede recibir la atención que necesita, adaptada a su ritmo y necesidades específicas.</text:p>
      <text:list xml:id="list213559528514270" text:continue-numbering="true" text:style-name="WWNum2">
        <text:list-item>
          <text:h text:style-name="P20" text:outline-level="1"><text:bookmark-start text:name="_Toc311280495"/><text:bookmark-start text:name="__RefHeading__6771_2140107228"/>objetivo general del proyecto<text:bookmark-end text:name="_Toc311280495"/><text:bookmark-end text:name="__RefHeading__6771_2140107228"/></text:h>
        </text:list-item>
      </text:list>
      <text:p text:style-name="Text_20_body">El objetivo principal del proyecto es crear una plataforma digital que facilite la conexión entre estudiantes que necesitan apoyo académico y tutores que puedan proporcionar dicho apoyo en un entorno virtual. Se busca ofrecer una solución intuitiva y accesible para la gestión de tutorías, tanto para los estudiantes como para los tutores, mejorando la calidad educativa y fomentando la personalización del aprendizaje. </text:p>
      <text:list xml:id="list1083161468" text:style-name="WWNum26">
        <text:list-item>
          <text:p text:style-name="P27">De servicio: </text:p>
          <text:p text:style-name="P27"><text:span text:style-name="Strong_20_Emphasis"/></text:p>
        </text:list-item>
        <text:list-item>
          <text:p text:style-name="P27"><text:span text:style-name="Strong_20_Emphasis">Objetivo 1</text:span>: Proporcionar a los estudiantes una plataforma que les permita encontrar tutores especializados en diferentes materias y niveles educativos, con facilidad de uso y acceso.</text:p>
        </text:list-item>
        <text:list-item text:style-override="L1">
          <text:p text:style-name="P28"><text:span text:style-name="Strong_20_Emphasis">Objetivo 2</text:span>: Facilitar la reserva de sesiones de tutoría a través de una interfaz sencilla, con la opción de filtrar tutores según su disponibilidad, precio y calificaciones de otros estudiantes.</text:p>
        </text:list-item>
        <text:list-item text:style-override="L2">
          <text:p text:style-name="P29"><text:span text:style-name="Strong_20_Emphasis">Objetivo 3</text:span>: Ofrecer a los tutores una herramienta que les permita gestionar sus horarios, sesiones, y obtener retroalimentación de los estudiantes para mejorar su servicio.</text:p>
        </text:list-item>
        <text:list-item text:style-override="L3">
          <text:p text:style-name="P30"><text:span text:style-name="Strong_20_Emphasis">Objetivo 4</text:span>: Garantizar una comunicación fluida entre estudiantes y tutores a través de la plataforma, con herramientas integradas para organizar tutorías virtuales (videollamadas, chat, etc.).</text:p>
        </text:list-item>
      </text:list>
      <text:p text:style-name="List_20_Paragraph"/>
      <text:list xml:id="list213560464465101" text:continue-numbering="true" text:style-name="WWNum26">
        <text:list-item>
          <text:p text:style-name="P27">De producción: </text:p>
          <text:p text:style-name="P27"><text:span text:style-name="Strong_20_Emphasis"/></text:p>
        </text:list-item>
        <text:list-item>
          <text:p text:style-name="P27"><text:span text:style-name="Strong_20_Emphasis">Objetivo 1</text:span>: Desarrollar una interfaz web responsive que permita a los usuarios acceder a la plataforma desde cualquier dispositivo (PC, tablet, móvil).</text:p>
        </text:list-item>
        <text:list-item text:style-override="L4">
          <text:p text:style-name="P31"><text:span text:style-name="Strong_20_Emphasis">Objetivo 2</text:span>: Implementar funcionalidades de búsqueda y filtrado para que los estudiantes puedan encontrar tutores de acuerdo a sus necesidades específicas.</text:p>
        </text:list-item>
        <text:list-item text:style-override="L5">
          <text:p text:style-name="P32"><text:span text:style-name="Strong_20_Emphasis">Objetivo 3</text:span>: Crear un sistema de gestión de perfiles donde los tutores puedan actualizar sus áreas de especialización, tarifas y disponibilidad.</text:p>
        </text:list-item>
        <text:list-item text:style-override="L6">
          <text:p text:style-name="P33"><text:span text:style-name="Strong_20_Emphasis">Objetivo 4</text:span>: Implementar un sistema de calificaciones y reseñas que permita a los estudiantes evaluar el rendimiento de los tutores y a estos mejorar sus servicios.</text:p>
        </text:list-item>
        <text:list-item text:style-override="L7">
          <text:p text:style-name="P34"><text:span text:style-name="Strong_20_Emphasis">Objetivo 5</text:span>: Desarrollar un sistema de reserva y pago que permita a los estudiantes reservar sesiones con tutores y realizar pagos seguros.</text:p>
        </text:list-item>
      </text:list>
      <text:p text:style-name="Standard"><text:soft-page-break/></text:p>
      <text:list xml:id="list213560703619774" text:continue-numbering="true" text:style-name="WWNum26">
        <text:list-item>
          <text:p text:style-name="P27">Estratégicos: </text:p>
          <text:p text:style-name="P27"><text:span text:style-name="Strong_20_Emphasis"/></text:p>
        </text:list-item>
        <text:list-item>
          <text:p text:style-name="P27"><text:span text:style-name="Strong_20_Emphasis">Objetivo 1</text:span>: Convertir la plataforma en un referente dentro del ámbito educativo online, ofreciendo tutorías especializadas y adaptadas a diferentes niveles académicos y áreas de conocimiento.</text:p>
        </text:list-item>
        <text:list-item text:style-override="L8">
          <text:p text:style-name="P35"><text:span text:style-name="Strong_20_Emphasis">Objetivo 2</text:span>: Establecer colaboraciones con instituciones educativas para que los estudiantes y profesores utilicen la plataforma como una herramienta de refuerzo y mejora del aprendizaje.</text:p>
        </text:list-item>
        <text:list-item text:style-override="L9">
          <text:p text:style-name="P36"><text:span text:style-name="Strong_20_Emphasis">Objetivo 3</text:span>: Ampliar el alcance de la plataforma a nivel regional y global, con el objetivo de atraer tanto a tutores como a estudiantes de diversas geografías y contextos.</text:p>
        </text:list-item>
        <text:list-item text:style-override="L10">
          <text:p text:style-name="P37"><text:span text:style-name="Strong_20_Emphasis">Objetivo 4</text:span>: Garantizar la escalabilidad del proyecto a largo plazo, incorporando nuevas funcionalidades según las necesidades de los usuarios, como análisis de progreso del estudiante, clases grupales y más opciones de pago.</text:p>
        </text:list-item>
      </text:list>
      <text:p text:style-name="List_20_Paragraph"/>
      <text:p text:style-name="Standard"/>
      <text:list text:continue-list="list213559528514270" text:style-name="WWNum2">
        <text:list-item>
          <text:h text:style-name="P20" text:outline-level="1"><text:bookmark-start text:name="_Toc311280496"/><text:bookmark-start text:name="__RefHeading__6773_2140107228"/>Objetivos específicos<text:bookmark-end text:name="_Toc311280496"/><text:bookmark-end text:name="__RefHeading__6773_2140107228"/></text:h>
        </text:list-item>
      </text:list>
      <text:p text:style-name="Standard"/>
      <text:list text:continue-numbering="true" text:style-name="WWNum2">
        <text:list-item>
          <text:h text:style-name="P20" text:outline-level="1"><text:bookmark-start text:name="_Toc311280497"/><text:bookmark-start text:name="__RefHeading__6775_2140107228"/>tareas<text:bookmark-end text:name="_Toc311280497"/><text:bookmark-end text:name="__RefHeading__6775_2140107228"/></text:h>
          <text:list>
            <text:list-item>
              <text:h text:style-name="P22" text:outline-level="2"><text:bookmark-start text:name="__RefHeading__7513_63734795"/>Tarea 1<text:bookmark-end text:name="__RefHeading__7513_63734795"/></text:h>
              <text:list>
                <text:list-item>
                  <text:h text:style-name="P23" text:outline-level="3"><text:bookmark-start text:name="_Toc311280499"/><text:bookmark-start text:name="__RefHeading__6779_2140107228"/>T<text:bookmark-end text:name="_Toc311280499"/>area 1.1<text:bookmark-end text:name="__RefHeading__6779_2140107228"/></text:h>
                </text:list-item>
                <text:list-item>
                  <text:h text:style-name="P23" text:outline-level="3"><text:bookmark-start text:name="__RefHeading__6781_2140107228"/>Tarea 1.2<text:bookmark-end text:name="__RefHeading__6781_2140107228"/></text:h>
                </text:list-item>
                <text:list-item>
                  <text:h text:style-name="P23" text:outline-level="3"><text:bookmark-start text:name="_Toc311280501"/><text:bookmark-start text:name="__RefHeading__6783_2140107228"/>T<text:bookmark-end text:name="_Toc311280501"/>area 1.3<text:bookmark-end text:name="__RefHeading__6783_2140107228"/></text:h>
                </text:list-item>
              </text:list>
            </text:list-item>
            <text:list-item>
              <text:h text:style-name="P22" text:outline-level="2"><text:bookmark-start text:name="__RefHeading__7515_63734795"/>Tarea 2<text:bookmark-end text:name="__RefHeading__7515_63734795"/></text:h>
              <text:list>
                <text:list-item>
                  <text:h text:style-name="P24" text:outline-level="3"><text:bookmark-start text:name="_Toc3112804991"/><text:bookmark-start text:name="__RefHeading__6779_21401072281"/>T<text:bookmark-end text:name="_Toc3112804991"/>area 2.1<text:bookmark-end text:name="__RefHeading__6779_21401072281"/></text:h>
                </text:list-item>
                <text:list-item>
                  <text:h text:style-name="P24" text:outline-level="3"><text:bookmark-start text:name="__RefHeading__6781_21401072281"/>Tarea 2.2<text:bookmark-end text:name="__RefHeading__6781_21401072281"/></text:h>
                </text:list-item>
                <text:list-item>
                  <text:h text:style-name="P24" text:outline-level="3"><text:bookmark-start text:name="__RefHeading__7517_63734795"/>Tarea 2.3<text:bookmark-end text:name="__RefHeading__7517_63734795"/></text:h>
                </text:list-item>
              </text:list>
            </text:list-item>
          </text:list>
        </text:list-item>
      </text:list>
      <text:p text:style-name="P16">...</text:p>
      <text:list text:continue-numbering="true" text:style-name="WWNum2">
        <text:list-item>
          <text:list>
            <text:list-item>
              <text:h text:style-name="P22" text:outline-level="2"/>
            </text:list-item>
          </text:list>
        </text:list-item>
      </text:list>
      <text:p text:style-name="P18">Nivel de desglose:</text:p>
      <table:table table:name="Táboa2" table:style-name="Táboa2">
        <table:table-column table:style-name="Táboa2.A" table:number-columns-repeated="2"/>
        <table:table-column table:style-name="Táboa2.C"/>
        <table:table-column table:style-name="Táboa2.D"/>
        <table:table-column table:style-name="Táboa2.E"/>
        <table:table-row table:style-name="Táboa2.1">
          <table:table-cell table:style-name="Táboa2.A1" office:value-type="string">
            <text:p text:style-name="P3"/>
          </table:table-cell>
          <table:table-cell table:style-name="Táboa2.B1" office:value-type="string">
            <text:p text:style-name="P4">Duración (DIAS)</text:p>
          </table:table-cell>
          <table:table-cell table:style-name="Táboa2.B1" office:value-type="string">
            <text:p text:style-name="P4">Fecha inicio</text:p>
          </table:table-cell>
          <table:table-cell table:style-name="Táboa2.B1" office:value-type="string">
            <text:p text:style-name="P4">Fecha fin</text:p>
          </table:table-cell>
          <table:table-cell table:style-name="Táboa2.B1" office:value-type="string">
            <text:p text:style-name="P4">Responsable</text:p>
          </table:table-cell>
        </table:table-row>
        <table:table-row table:style-name="Táboa2.2">
          <table:table-cell table:style-name="Táboa2.A2" office:value-type="string">
            <text:p text:style-name="P2">Tarea 1 (Título)</text:p>
          </table:table-cell>
          <table:table-cell table:style-name="Táboa2.B2" office:value-type="string">
            <text:p text:style-name="P6"/>
          </table:table-cell>
          <table:table-cell table:style-name="Táboa2.A2" office:value-type="string">
            <text:p text:style-name="P6"/>
          </table:table-cell>
          <table:table-cell table:style-name="Táboa2.A2" office:value-type="string">
            <text:p text:style-name="P6"/>
          </table:table-cell>
          <table:table-cell table:style-name="Táboa2.A2" office:value-type="string">
            <text:p text:style-name="P6"/>
          </table:table-cell>
        </table:table-row>
        <table:table-row table:style-name="Táboa2.2">
          <table:table-cell table:style-name="Táboa2.A3" office:value-type="string">
            <text:p text:style-name="P12">Subtarea 1.1 </text:p>
          </table:table-cell>
          <table:table-cell table:style-name="Táboa2.B3" office:value-type="string">
            <text:p text:style-name="Standard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</table:table-row>
        <table:table-row table:style-name="Táboa2.2">
          <table:table-cell table:style-name="Táboa2.A3" office:value-type="string">
            <text:p text:style-name="P12">Subtarea 1.2</text:p>
          </table:table-cell>
          <table:table-cell table:style-name="Táboa2.B3" office:value-type="string">
            <text:p text:style-name="Standard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</table:table-row>
        <table:table-row table:style-name="Táboa2.2">
          <table:table-cell table:style-name="Táboa2.A3" office:value-type="string">
            <text:p text:style-name="P12">Subtarea 1.3 </text:p>
          </table:table-cell>
          <table:table-cell table:style-name="Táboa2.B3" office:value-type="string">
            <text:p text:style-name="Standard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</table:table-row>
        <table:table-row table:style-name="Táboa2.2">
          <table:table-cell table:style-name="Táboa2.A3" office:value-type="string">
            <text:p text:style-name="P2">Tarea 2(Título)</text:p>
          </table:table-cell>
          <table:table-cell table:style-name="Táboa2.B3" office:value-type="string">
            <text:p text:style-name="P6"/>
          </table:table-cell>
          <table:table-cell table:style-name="Táboa2.A3" office:value-type="string">
            <text:p text:style-name="P6"/>
          </table:table-cell>
          <table:table-cell table:style-name="Táboa2.A3" office:value-type="string">
            <text:p text:style-name="P2"/>
          </table:table-cell>
          <table:table-cell table:style-name="Táboa2.A3" office:value-type="string">
            <text:p text:style-name="P6"/>
          </table:table-cell>
        </table:table-row>
        <table:table-row table:style-name="Táboa2.2">
          <table:table-cell table:style-name="Táboa2.A3" office:value-type="string">
            <text:p text:style-name="P12">Subtarea 2.1</text:p>
          </table:table-cell>
          <table:table-cell table:style-name="Táboa2.B3" office:value-type="string">
            <text:p text:style-name="Standard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</table:table-row>
        <table:table-row table:style-name="Táboa2.2">
          <table:table-cell table:style-name="Táboa2.A3" office:value-type="string">
            <text:p text:style-name="P12">Subtarea 2.2</text:p>
          </table:table-cell>
          <table:table-cell table:style-name="Táboa2.B3" office:value-type="string">
            <text:p text:style-name="Standard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</table:table-row>
        <table:table-row table:style-name="Táboa2.2">
          <table:table-cell table:style-name="Táboa2.A3" office:value-type="string">
            <text:p text:style-name="P12">Subtarea 2.3</text:p>
          </table:table-cell>
          <table:table-cell table:style-name="Táboa2.B3" office:value-type="string">
            <text:p text:style-name="Standard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  <table:table-cell table:style-name="Táboa2.A3" office:value-type="string">
            <text:p text:style-name="P10"/>
          </table:table-cell>
        </table:table-row>
        <table:table-row table:style-name="Táboa2.2">
          <table:table-cell table:style-name="Táboa2.A3" office:value-type="string">
            <text:p text:style-name="P2">...</text:p>
          </table:table-cell>
          <table:table-cell table:style-name="Táboa2.B3" office:value-type="string">
            <text:p text:style-name="P7"/>
          </table:table-cell>
          <table:table-cell table:style-name="Táboa2.A3" office:value-type="string">
            <text:p text:style-name="P6"/>
          </table:table-cell>
          <table:table-cell table:style-name="Táboa2.A3" office:value-type="string">
            <text:p text:style-name="P6"/>
          </table:table-cell>
          <table:table-cell table:style-name="Táboa2.A3" office:value-type="string">
            <text:p text:style-name="P6"/>
          </table:table-cell>
        </table:table-row>
      </table:table>
      <text:p text:style-name="Standard"/>
      <text:p text:style-name="P11"/>
      <text:p text:style-name="P19"/>
      <text:list text:continue-numbering="true" text:style-name="WWNum2">
        <text:list-item>
          <text:h text:style-name="P20" text:outline-level="1"><text:bookmark-start text:name="_Toc311280552"/><text:bookmark-start text:name="__RefHeading__6885_2140107228"/>Recursos humanos<text:bookmark-end text:name="_Toc311280552"/><text:bookmark-end text:name="__RefHeading__6885_2140107228"/></text:h>
        </text:list-item>
      </text:list>
      <text:p text:style-name="Standard">En este apartado se definirán los perfiles de los recursos necesarios para la ejecución del proyecto y su participación en las tareas.</text:p>
      <text:p text:style-name="Standard">También se detallarán de cada perfil cuántas personas harán falta y si es posible el nombre de cada una de ellas.</text:p>
      <text:p text:style-name="Standard"/>
      <text:list text:continue-numbering="true" text:style-name="WWNum2">
        <text:list-item>
          <text:h text:style-name="P20" text:outline-level="1"><text:bookmark-start text:name="_Toc311280553"/><text:bookmark-start text:name="__RefHeading__6887_2140107228"/>RECURSOS MATERIALES<text:bookmark-end text:name="_Toc311280553"/><text:bookmark-end text:name="__RefHeading__6887_2140107228"/></text:h>
        </text:list-item>
      </text:list>
      <text:p text:style-name="Standard">Se detallarán los recursos materiales necesarios para la ejecución o el éxito del proyecto.</text:p>
      <text:p text:style-name="Standard"/>
      <text:list text:continue-numbering="true" text:style-name="WWNum2">
        <text:list-item>
          <text:h text:style-name="P20" text:outline-level="1"><text:bookmark-start text:name="_Toc311280554"/><text:bookmark-start text:name="__RefHeading__6889_2140107228"/>cronograma<text:bookmark-end text:name="_Toc311280554"/><text:bookmark-end text:name="__RefHeading__6889_2140107228"/></text:h>
        </text:list-item>
      </text:list>
      <text:p text:style-name="Standard">Mediante un gráfico Gantt se explicitará la secuencia de las diferentes tareas a realizar durante el proyecto.</text:p>
      <text:p text:style-name="Standard"/>
      <text:list text:continue-numbering="true" text:style-name="WWNum2">
        <text:list-item>
          <text:h text:style-name="P20" text:outline-level="1"><text:bookmark-start text:name="_Toc311280555"/><text:bookmark-start text:name="__RefHeading__6891_2140107228"/>PRESUPUESTO<text:bookmark-end text:name="_Toc311280555"/><text:bookmark-end text:name="__RefHeading__6891_2140107228"/></text:h>
        </text:list-item>
      </text:list>
      <text:p text:style-name="Standard">Se detallará un presupuesto por cada tarea y subtarea. </text:p>
      <text:list text:continue-numbering="true" text:style-name="WWNum2">
        <text:list-item>
          <text:h text:style-name="P20" text:outline-level="1"><text:bookmark-start text:name="_Toc311280556"/><text:bookmark-start text:name="__RefHeading__6893_2140107228"/>Política de seguimiento y evaluación<text:bookmark-end text:name="_Toc311280556"/><text:bookmark-end text:name="__RefHeading__6893_2140107228"/></text:h>
        </text:list-item>
      </text:list>
      <text:p text:style-name="Standard">Qué acciones se van llevar a cabo para saber que nuestro proyecto no tiene desviaciones y va cumpliendo con los objetivos planteados.</text:p>
      <text:p text:style-name="Standard"/>
      <text:p text:style-name="Contents_20_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212cm" style:contextual-spacing="false" fo:keep-with-next="always"/>
      <style:text-properties fo:text-transform="uppercase"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text-align="start" style:justify-single-word="false" fo:orphans="2" fo:widows="2" fo:keep-with-next="always">
        <style:tab-stops>
          <style:tab-stop style:position="1.251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font-size="11pt" fo:language="es" fo:country="ES" fo:font-weight="bold" style:font-size-asian="11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line-height="150%" fo:keep-with-next="always"/>
      <style:text-properties fo:language="es" fo:country="E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 fo:keep-with-next="always"/>
      <style:text-properties fo:font-size="12pt" fo:language="es" fo:country="ES" fo:font-weight="bold" style:font-size-asian="12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20pt" fo:language="es" fo:country="ES" fo:font-weight="bold" style:font-size-asian="20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 fo:keep-with-next="always"/>
      <style:text-properties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text-align="center" style:justify-single-word="false" fo:keep-with-next="always"/>
      <style:text-properties fo:font-size="24pt" fo:font-weight="bold" style:font-size-asian="2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_20_text" style:display-name="footnote text" style:family="paragraph" style:parent-style-name="Standard"/>
    <style:style style:name="Contents_20_1" style:display-name="Contents 1" style:family="paragraph" style:parent-style-name="Standard" style:class="index">
      <style:paragraph-properties fo:margin-left="0cm" fo:margin-right="0cm" fo:margin-top="0.635cm" fo:margin-bottom="0cm" style:contextual-spacing="false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/>
    </style:style>
    <style:style style:name="Contents_20_2" style:display-name="Contents 2" style:family="paragraph" style:parent-style-name="Standard" style:class="index">
      <style:paragraph-properties fo:margin-left="0.499cm" fo:margin-right="0cm" fo:margin-top="0.423cm" fo:margin-bottom="0cm" style:contextual-spacing="fals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weight="bold" style:font-weight-asian="bold"/>
    </style:style>
    <style:style style:name="Contents_20_3" style:display-name="Contents 3" style:family="paragraph" style:parent-style-name="Standard" style:class="index">
      <style:paragraph-properties fo:margin-left="0.35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4" style:display-name="Contents 4" style:family="paragraph" style:parent-style-name="Standard" style:class="index">
      <style:paragraph-properties fo:margin-left="0.706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5" style:display-name="Contents 5" style:family="paragraph" style:parent-style-name="Standard" style:class="index">
      <style:paragraph-properties fo:margin-left="1.05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6" style:display-name="Contents 6" style:family="paragraph" style:parent-style-name="Standard" style:class="index">
      <style:paragraph-properties fo:margin-left="1.41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7" style:display-name="Contents 7" style:family="paragraph" style:parent-style-name="Standard" style:class="index">
      <style:paragraph-properties fo:margin-left="1.764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8" style:display-name="Contents 8" style:family="paragraph" style:paren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9" style:display-name="Contents 9" style:family="paragraph" style:parent-style-name="Standard" style:class="index">
      <style:paragraph-properties fo:margin-left="2.46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2" style:family="paragraph" style:parent-style-name="Standard"/>
    <style:style style:name="Document_20_Map" style:display-name="Document Map" style:family="paragraph" style:parent-style-name="Standard"/>
    <style:style style:name="List_20_Paragraph" style:display-name="List Paragraph" style:family="paragraph" style:parent-style-name="Standard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style:contextual-spacing="false" fo:line-height="115%" fo:text-align="start" style:justify-single-word="false" text:number-lines="false" text:line-number="0"/>
      <style:text-properties fo:text-transform="uppercase" fo:color="#365f91" loext:opacity="100%" style:font-name="Cambria" fo:font-family="Cambria" style:font-family-generic="roman" style:font-pitch="variable" fo:font-size="14pt" fo:language="gl" fo:country="ES" fo:font-weight="bold" style:letter-kerning="true" style:font-size-asian="14pt" style:language-asian="en" style:country-asian="US" style:font-weight-asian="bold" style:font-size-complex="14pt" style:font-weight-complex="bold"/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/>
    <style:style style:name="Encabezado_20_Car" style:display-name="Encabezad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9.525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0.79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loext:num-list-format="%1%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loext:num-list-format="%1%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loext:num-list-format="%1%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%1%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loext:num-list-format="%1%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loext:num-list-format="%1%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 style:master-page-name="">
      <style:paragraph-properties style:page-number="auto"/>
    </style:style>
    <style:page-layout style:name="Mpm1">
      <style:page-layout-properties fo:page-width="21.001cm" fo:page-height="29.7cm" style:num-format="1" style:print-orientation="portrait" fo:margin-top="1.27cm" fo:margin-bottom="0.446cm" fo:margin-left="3cm" fo:margin-right="3cm" style:writing-mode="lr-tb" style:layout-grid-color="#c0c0c0" style:layout-grid-lines="27984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cm" fo:margin-left="0cm" fo:margin-right="0cm" fo:margin-bottom="0.46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4cm" fo:margin-bottom="1.501cm" fo:margin-left="3cm" fo:margin-right="3cm" style:writing-mode="lr-tb" style:layout-grid-color="#c0c0c0" style:layout-grid-lines="2635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3cm" fo:margin-left="1.84cm" fo:margin-right="1.501cm" style:writing-mode="lr-tb" style:layout-grid-color="#c0c0c0" style:layout-grid-lines="1500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  <text:p text:style-name="Header"/>
      </style:header>
      <style:footer>
        <text:p text:style-name="Footer"/>
      </style:footer>
    </style:master-page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4" draw:style-name="Mdp1"/>
    <style:master-page style:name="Converted6" style:page-layout-name="Mpm3" draw:style-name="Mdp1"/>
    <style:master-page style:name="Converted7" style:page-layout-name="Mpm5" draw:style-name="Mdp1"/>
    <style:master-page style:name="Converted8" style:page-layout-name="Mpm3" draw:style-name="Mdp1"/>
    <style:master-page style:name="Converted9" style:page-layout-name="Mpm4" draw:style-name="Mdp1"/>
    <style:master-page style:name="Converted10" style:page-layout-name="Mpm3" draw:style-name="Mdp1"/>
    <style:master-page style:name="Converted11" style:page-layout-name="Mpm5" draw:style-name="Mdp1"/>
    <style:master-page style:name="Converted12" style:page-layout-name="Mpm3" draw:style-name="Mdp1"/>
    <style:master-page style:name="Converted13" style:page-layout-name="Mpm4" draw:style-name="Mdp1"/>
    <style:master-page style:name="Converted14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oyecto: Construcción de un campo de fútbol con capacidad para 40</dc:title>
    <meta:initial-creator>Instituto Maquina Herramienta</meta:initial-creator>
    <meta:editing-cycles>20</meta:editing-cycles>
    <meta:print-date>2003-10-27T09:24:00</meta:print-date>
    <meta:creation-date>2011-12-15T15:58:00</meta:creation-date>
    <dc:date>2025-03-27T19:23:41.093000000</dc:date>
    <meta:editing-duration>PT57M28S</meta:editing-duration>
    <meta:generator>LibreOffice/24.2.4.2$Windows_X86_64 LibreOffice_project/51a6219feb6075d9a4c46691dcfe0cd9c4fff3c2</meta:generator>
    <meta:document-statistic meta:table-count="1" meta:image-count="0" meta:object-count="0" meta:page-count="6" meta:paragraph-count="87" meta:word-count="892" meta:character-count="5749" meta:non-whitespace-character-count="4967"/>
    <meta:template xlink:type="simple" xlink:actuate="onRequest" xlink:title="Normal.dotm" xlink:href=""/>
  </office:meta>
</office:document-meta>
</file>